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70000000A687B431081E63DC5.png" manifest:media-type="image/png"/>
  <manifest:file-entry manifest:full-path="Pictures/100002010000000F0000000D4F9ADEB3734B6944.png" manifest:media-type="image/png"/>
  <manifest:file-entry manifest:full-path="Pictures/100009BD0000019A00000164DE7789FA902A6722.svg" manifest:media-type="image/svg+xml"/>
  <manifest:file-entry manifest:full-path="Pictures/100002010000000F0000000AF5F8E79C2EF03356.png" manifest:media-type="image/png"/>
  <manifest:file-entry manifest:full-path="Pictures/10000831000000C5000000FCB721F4EC6957ABA0.svg" manifest:media-type="image/svg+xml"/>
  <manifest:file-entry manifest:full-path="Pictures/1000088F000001950000010FA2C813850A4570FB.svg" manifest:media-type="image/svg+xml"/>
  <manifest:file-entry manifest:full-path="Pictures/100002010000000E00000009DB729807F5F1F395.png" manifest:media-type="image/png"/>
  <manifest:file-entry manifest:full-path="Pictures/1000056B00000178000000E2B22A3A76FA10D662.svg" manifest:media-type="image/svg+xml"/>
  <manifest:file-entry manifest:full-path="Pictures/100002010000000D0000000B48032A7F959CA2D3.png" manifest:media-type="image/png"/>
  <manifest:file-entry manifest:full-path="Pictures/10000690000001620000011C40AA463AE73FC73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cm" fo:min-width="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6.152cm" fo:min-width="6.342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893cm" fo:min-width="2.869cm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2pt" style:font-size-complex="12pt"/>
    </style:style>
    <style:style style:name="P4" style:family="paragraph">
      <loext:graphic-properties draw:fill="none" draw:fill-color="#ffffff"/>
      <style:text-properties fo:font-size="16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38cm" svg:y1="6.604cm" svg:x2="8.842cm" svg:y2="7.62cm">
          <text:p/>
        </draw:line>
        <draw:line draw:style-name="gr2" draw:text-style-name="P1" draw:layer="layout" svg:x1="10.94cm" svg:y1="6.604cm" svg:x2="10.94cm" svg:y2="3.048cm">
          <text:p/>
        </draw:line>
        <draw:line draw:style-name="gr3" draw:text-style-name="P1" draw:layer="layout" svg:x1="10.939cm" svg:y1="6.603cm" svg:x2="14.607cm" svg:y2="6.603cm">
          <text:p/>
        </draw:line>
        <draw:g>
          <svg:title>TexMaths</svg:title>
          <svg:desc>14§display§$e^+$
§svg§600§FALSE§</svg:desc>
          <draw:frame draw:style-name="gr4" draw:text-style-name="P2" draw:layer="layout" svg:width="1.27cm" svg:height="0.955cm" svg:x="9.862cm" svg:y="9.64cm">
            <draw:image xlink:href="Pictures/10000690000001620000011C40AA463AE73FC730.svg" xlink:type="simple" xlink:show="embed" xlink:actuate="onLoad" draw:mime-type="image/svg+xml">
              <text:p text:style-name="P2"/>
            </draw:image>
            <draw:image xlink:href="Pictures/100002010000000D0000000B48032A7F959CA2D3.png" xlink:type="simple" xlink:show="embed" xlink:actuate="onLoad" draw:mime-type="image/png"/>
          </draw:frame>
          <draw:g>
            <svg:title>TexMaths</svg:title>
            <svg:desc>14§display§$e^-$§svg§600§FALSE§</svg:desc>
            <draw:frame draw:style-name="gr5" draw:text-style-name="P2" draw:layer="layout" svg:width="1.295cm" svg:height="0.79cm" svg:x="19.37cm" svg:y="9.842cm">
              <draw:image xlink:href="Pictures/1000056B00000178000000E2B22A3A76FA10D662.svg" xlink:type="simple" xlink:show="embed" xlink:actuate="onLoad" draw:mime-type="image/svg+xml">
                <text:p/>
              </draw:image>
              <draw:image xlink:href="Pictures/100002010000000E00000009DB729807F5F1F395.png" xlink:type="simple" xlink:show="embed" xlink:actuate="onLoad" draw:mime-type="image/png"/>
            </draw:frame>
          </draw:g>
          <draw:g>
            <svg:title>TexMaths</svg:title>
            <svg:desc>14§display§$\mu^-$§svg§600§FALSE§</svg:desc>
            <draw:frame draw:style-name="gr5" draw:text-style-name="P2" draw:layer="layout" svg:width="1.012cm" svg:height="0.839cm" svg:x="18.993cm" svg:y="3.492cm">
              <draw:image xlink:href="Pictures/1000088F000001950000010FA2C813850A4570FB.svg" xlink:type="simple" xlink:show="embed" xlink:actuate="onLoad" draw:mime-type="image/svg+xml">
                <text:p/>
              </draw:image>
              <draw:image xlink:href="Pictures/100002010000000F0000000AF5F8E79C2EF03356.png" xlink:type="simple" xlink:show="embed" xlink:actuate="onLoad" draw:mime-type="image/png"/>
            </draw:frame>
          </draw:g>
          <draw:g>
            <svg:title>TexMaths</svg:title>
            <svg:desc>14§display§$\mu^+$§svg§600§FALSE§</svg:desc>
            <draw:frame draw:style-name="gr5" draw:text-style-name="P2" draw:layer="layout" svg:width="1.014cm" svg:height="1.061cm" svg:x="8.513cm" svg:y="16.401cm">
              <draw:image xlink:href="Pictures/100009BD0000019A00000164DE7789FA902A6722.svg" xlink:type="simple" xlink:show="embed" xlink:actuate="onLoad" draw:mime-type="image/svg+xml">
                <text:p/>
              </draw:image>
              <draw:image xlink:href="Pictures/100002010000000F0000000D4F9ADEB3734B6944.png" xlink:type="simple" xlink:show="embed" xlink:actuate="onLoad" draw:mime-type="image/png"/>
            </draw:frame>
          </draw:g>
          <draw:frame draw:style-name="gr6" draw:text-style-name="P4" draw:layer="layout" svg:width="1.09cm" svg:height="1.86cm" svg:x="13.517cm" svg:y="6.985cm">
            <draw:text-box>
              <text:p text:style-name="P3"><text:span text:style-name="T1">z</text:span></text:p>
            </draw:text-box>
          </draw:frame>
          <draw:frame draw:style-name="gr6" draw:text-style-name="P4" draw:layer="layout" svg:width="1.09cm" svg:height="1.86cm" svg:x="9.845cm" svg:y="3.22cm">
            <draw:text-box>
              <text:p text:style-name="P3"><text:span text:style-name="T1">x</text:span></text:p>
            </draw:text-box>
          </draw:frame>
          <draw:frame draw:style-name="gr6" draw:text-style-name="P4" draw:layer="layout" svg:width="1.089cm" svg:height="1.86cm" svg:x="9.391cm" svg:y="7.347cm">
            <draw:text-box>
              <text:p text:style-name="P3"><text:span text:style-name="T1">y</text:span></text:p>
            </draw:text-box>
          </draw:frame>
          <draw:custom-shape draw:style-name="gr7" draw:text-style-name="P5" draw:layer="layout" svg:width="6.842cm" svg:height="6.402cm" draw:transform="skewX (0.000349065850398866) rotate (-1.59313654122042) translate (18.275cm 7.672cm)">
            <text:p/>
            <draw:enhanced-geometry draw:glue-point-type="segments" draw:type="mso-spt100" draw:modifiers="-91.1713798657081 -142.2631076850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8" draw:text-style-name="P5" draw:layer="layout" svg:width="4.763cm" svg:height="4.445cm" svg:x="13.337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$\vartheta$§svg§600§FALSE§</svg:desc>
            <draw:frame draw:style-name="gr5" draw:text-style-name="P2" draw:layer="layout" svg:width="0.864cm" svg:height="0.889cm" svg:x="16.408cm" svg:y="9.625cm">
              <draw:image xlink:href="Pictures/10000831000000C5000000FCB721F4EC6957ABA0.svg" xlink:type="simple" xlink:show="embed" xlink:actuate="onLoad" draw:mime-type="image/svg+xml">
                <text:p/>
              </draw:image>
              <draw:image xlink:href="Pictures/10000201000000070000000A687B431081E63DC5.png" xlink:type="simple" xlink:show="embed" xlink:actuate="onLoad" draw:mime-type="image/png"/>
            </draw:frame>
          </draw:g>
        </draw:g>
        <draw:line draw:style-name="gr9" draw:text-style-name="P1" draw:layer="layout" svg:x1="4.13cm" svg:y1="10.947cm" svg:x2="14.522cm" svg:y2="10.947cm">
          <text:p/>
        </draw:line>
        <draw:line draw:style-name="gr10" draw:text-style-name="P1" draw:layer="layout" svg:x1="14.523cm" svg:y1="11.48cm" svg:x2="8.198cm" svg:y2="19.458cm">
          <text:p/>
        </draw:line>
        <draw:line draw:style-name="gr10" draw:text-style-name="P1" draw:layer="layout" svg:x1="15.425cm" svg:y1="10.415cm" svg:x2="22.203cm" svg:y2="1.905cm">
          <text:p/>
        </draw:line>
        <draw:line draw:style-name="gr9" draw:text-style-name="P1" draw:layer="layout" svg:x1="26.269cm" svg:y1="10.947cm" svg:x2="15.426cm" svg:y2="10.94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0T22:10:32.051501368</meta:creation-date>
    <dc:date>2021-02-20T22:44:13.929867158</dc:date>
    <meta:editing-duration>PT10M51S</meta:editing-duration>
    <meta:editing-cycles>3</meta:editing-cycles>
    <meta:generator>LibreOffice/7.0.3.1$Linux_X86_64 LibreOffice_project/00$Build-1</meta:generator>
    <meta:document-statistic meta:object-count="22"/>
  </office:meta>
</office:document-meta>
</file>